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e5605" officeooo:paragraph-rsid="000e56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-----</text:p>
      <text:p text:style-name="P1">================ ./stringparser.h DATE [Sat Mar 18 22:45:55 2017] ================</text:p>
      <text:p text:style-name="P1">-----------------------------------------------------------------------------------</text:p>
      <text:p text:style-name="P1"/>
      <text:p text:style-name="P1">#include &lt;stdio.h&gt;</text:p>
      <text:p text:style-name="P1">#include &lt;stdlib.h&gt;</text:p>
      <text:p text:style-name="P1">#include &lt;argp.h&gt;</text:p>
      <text:p text:style-name="P1">#include &lt;string.h&gt;</text:p>
      <text:p text:style-name="P1"/>
      <text:p text:style-name="P1">#define SPECIAL "~!@#$%^&amp;*()_+`-=[]\\{}|;:\"&lt;&gt;?,./ "</text:p>
      <text:p text:style-name="P1"/>
      <text:p text:style-name="P1">//add a printf suppressor bool</text:p>
      <text:p text:style-name="P1">char* stringparser(char *String,int suppress){</text:p>
      <text:p text:style-name="P1"><text:s/>int count=0;</text:p>
      <text:p text:style-name="P1"><text:s/>for ( int i=0 ; String[i] != NULL ; i++ ){</text:p>
      <text:p text:style-name="P1"><text:s text:c="2"/>count++;</text:p>
      <text:p text:style-name="P1"><text:s/>}</text:p>
      <text:p text:style-name="P1"><text:s/>if ( suppress != 1) {</text:p>
      <text:p text:style-name="P1"><text:s text:c="2"/>//set string for testing</text:p>
      <text:p text:style-name="P1"><text:s text:c="2"/>//print contents, charnumber, ascii val to stdout</text:p>
      <text:p text:style-name="P1"><text:s text:c="2"/>printf("DATA TRANSLATION:\n");</text:p>
      <text:p text:style-name="P1"><text:s text:c="2"/>for ( int i=0 ; String[i] != NULL ; i++ ){</text:p>
      <text:p text:style-name="P1"><text:s text:c="2"/><text:tab/>printf("\t%d %d %c\n",i,String[i],String[i]);</text:p>
      <text:p text:style-name="P1"><text:s text:c="2"/>}</text:p>
      <text:p text:style-name="P1"><text:s text:c="2"/>//print format key</text:p>
      <text:p text:style-name="P1"><text:s text:c="2"/>printf("COLUMN_FORMAT:\n\tCH# OSAV OSAC\nwhere:\n\tCH# - Character Number of the string starting at 0\n\tOSAV - output string ASCII value\n\tOSAC - output string ASCII character\n");</text:p>
      <text:p text:style-name="P1"><text:s text:c="2"/>//return convert char pointer for use elsewhere</text:p>
      <text:p text:style-name="P1"><text:s/>}</text:p>
      <text:p text:style-name="P1"><text:s/>if ( count &lt;= 97){</text:p>
      <text:p text:style-name="P1"><text:s text:c="2"/>String=String;</text:p>
      <text:p text:style-name="P1"><text:s/>}</text:p>
      <text:p text:style-name="P1"><text:s/>else {</text:p>
      <text:p text:style-name="P1"><text:s text:c="2"/>String="OVER_97_CHAR";</text:p>
      <text:p text:style-name="P1"><text:s/>}</text:p>
      <text:p text:style-name="P1"><text:s/>return String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------------------------------------</text:p>
      <text:p text:style-name="P1">============= ./userparse.c DATE [Sat Mar 18 22:45:55 2017] =============</text:p>
      <text:p text:style-name="P1">--------------------------------------------------------------------------</text:p>
      <text:p text:style-name="P1"/>
      <text:p text:style-name="P1">#include "stringparser.h"</text:p>
      <text:p text:style-name="P1"/>
      <text:p text:style-name="P1">int main1(char *in){</text:p>
      <text:p text:style-name="P1"><text:tab/>char *a;</text:p>
      <text:p text:style-name="P1"><text:tab/>a=stringparser(in,0);</text:p>
      <text:p text:style-name="P1"><text:tab/>printf("INPUT: %s\n",a);</text:p>
      <text:p text:style-name="P1">}</text:p>
      <text:p text:style-name="P1"/>
      <text:p text:style-name="P1">static int parse_opt(int key, char *arg,struct argp_state *state){</text:p>
      <text:p text:style-name="P1"><text:tab/>switch(key){</text:p>
      <text:p text:style-name="P1"><text:tab/><text:tab/>case 'i':</text:p>
      <text:p text:style-name="P1"><text:tab/><text:tab/><text:tab/>{</text:p>
      <text:p text:style-name="P1"><text:tab/><text:tab/><text:tab/>main1(arg);</text:p>
      <text:p text:style-name="P1"><text:tab/><text:tab/><text:tab/>break;</text:p>
      <text:p text:style-name="P1"><text:tab/><text:tab/><text:tab/>}</text:p>
      <text:p text:style-name="P1"><text:tab/><text:tab/>case 's':</text:p>
      <text:p text:style-name="P1"><text:tab/><text:tab/><text:tab/>main1(SPECIAL);</text:p>
      <text:p text:style-name="P1"><text:tab/><text:tab/><text:tab/>break;</text:p>
      <text:p text:style-name="P1"><text:tab/>}</text:p>
      <text:p text:style-name="P1"><text:tab/>return 0;</text:p>
      <text:p text:style-name="P1">}</text:p>
      <text:p text:style-name="P1">int main(int argc, char **argv){</text:p>
      <text:p text:style-name="P1"><text:tab/>struct argp_option options[]={</text:p>
      <text:p text:style-name="P1"><text:tab/><text:tab/>{"input",'i',"STRING",0,"input string"},</text:p>
      <text:p text:style-name="P1"><text:tab/><text:tab/>{"predefined-special",'s',0,0,"predefined special string"},</text:p>
      <text:p text:style-name="P1"><text:tab/><text:tab/>{0}</text:p>
      <text:p text:style-name="P1"><text:tab/>};</text:p>
      <text:p text:style-name="P1"><text:tab/>struct argp argp = {options,parse_opt,0,0};</text:p>
      <text:p text:style-name="P1"><text:tab/>argp_parse(&amp;argp,argc,argv,0,0,0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---------------------------------------------------</text:p>
      <text:p text:style-name="P1">================== ./print-preview.sh DATE [Sat Mar 18 22:45:55 2017] ==================</text:p>
      <text:p text:style-name="P1">-----------------------------------------------------------------------------------------</text:p>
      <text:p text:style-name="P1"/>
      <text:p text:style-name="P1">#! /bin/bash</text:p>
      <text:p text:style-name="P1"/>
      <text:p text:style-name="P1">header(){</text:p>
      <text:p text:style-name="P1">python3 &lt;&lt; EOF</text:p>
      <text:p text:style-name="P1">import time</text:p>
      <text:p text:style-name="P1">a=len("$1")</text:p>
      <text:p text:style-name="P1">dash=""</text:p>
      <text:p text:style-name="P1">Dash=""</text:p>
      <text:p text:style-name="P1">final=""</text:p>
      <text:p text:style-name="P1">finalS=""</text:p>
      <text:p text:style-name="P1">for i in range(0,a):</text:p>
      <text:p text:style-name="P1"><text:tab/>dash=dash+"="</text:p>
      <text:p text:style-name="P1"><text:tab/>middle=dash+" "+"$1"+" DATE ["+time.ctime()+"] "+dash+"\n"</text:p>
      <text:p text:style-name="P1">for i in range(0,len(middle)):</text:p>
      <text:p text:style-name="P1"><text:tab/>final=final+"-"</text:p>
      <text:p text:style-name="P1">finalS=final+"\n"+middle+final+"\n"</text:p>
      <text:p text:style-name="P1">print(finalS)</text:p>
      <text:p text:style-name="P1">EOF</text:p>
      <text:p text:style-name="P1">}</text:p>
      <text:p text:style-name="P1"/>
      <text:p text:style-name="P1"/>
      <text:p text:style-name="P1">localCheck() {</text:p>
      <text:p text:style-name="P1"><text:s/>if [ -e "$1" ] ; then</text:p>
      <text:p text:style-name="P1"><text:tab/> header "$1"</text:p>
      <text:p text:style-name="P1"><text:tab/> cat "$1"</text:p>
      <text:p text:style-name="P1"><text:tab/> echo -e "\n"</text:p>
      <text:p text:style-name="P1"><text:s/>else</text:p>
      <text:p text:style-name="P1"><text:tab/> echo "$1 Does not Exist"</text:p>
      <text:p text:style-name="P1"><text:s/>fi</text:p>
      <text:p text:style-name="P1">}</text:p>
      <text:p text:style-name="P1">localCheck ./stringparser.h</text:p>
      <text:p text:style-name="P1">localCheck ./userparse.c</text:p>
      <text:p text:style-name="P1">localCheck ./print-preview.s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22:48:35.482440346</dc:date>
    <meta:editing-duration>PT2M24S</meta:editing-duration>
    <meta:editing-cycles>1</meta:editing-cycles>
    <meta:generator>LibreOffice/5.2.6.2$Linux_X86_64 LibreOffice_project/20m0$Build-2</meta:generator>
    <meta:document-statistic meta:table-count="0" meta:image-count="0" meta:object-count="0" meta:page-count="3" meta:paragraph-count="97" meta:word-count="268" meta:character-count="2566" meta:non-whitespace-character-count="2308"/>
  </office:meta>
</office:document-meta>
</file>